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álculos" table:style-name="ta1">
        <office:forms form:automatic-focus="false" form:apply-design-mode="false"/>
        <table:shapes>
          <draw:frame draw:z-index="0" draw:style-name="gr1" draw:text-style-name="P1" svg:width="15.999cm" svg:height="8.999cm" svg:x="24.155cm" svg:y="1.757cm">
            <draw:object draw:notify-on-update-of-ranges="Cálculos.D164:Cálculos.E164 Cálculos.D165:Cálculos.E1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4.137cm" svg:y="12.379cm">
            <draw:object draw:notify-on-update-of-ranges="Cálculos.H164:Cálculos.H164 Cálculos.F164:Cálculos.F164 Cálculos.H165:Cálculos.H165 Cálculos.F165:Cálculos.F1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 table:style-name="ce1" office:value-type="string" calcext:value-type="string">
            <text:p>esperado</text:p>
          </table:table-cell>
          <table:table-cell table:number-columns-repeated="2" table:style-name="ce1" office:value-type="string" calcext:value-type="string">
            <text:p>ok</text:p>
          </table:table-cell>
          <table:table-cell table:style-name="ce1" office:value-type="string" calcext:value-type="string">
            <text:p>total esperado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2"/>
          <table:table-cell table:formula="of:=IF([.E2]=[.D2];1;0)" office:value-type="float" office:value="1" calcext:value-type="float">
            <text:p>1</text:p>
          </table:table-cell>
          <table:table-cell table:formula="of:=IF([.D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E3]=[.D3];1;0)" office:value-type="float" office:value="1" calcext:value-type="float">
            <text:p>1</text:p>
          </table:table-cell>
          <table:table-cell table:formula="of:=IF([.D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2" office:value-type="float" office:value="2600" calcext:value-type="float">
            <text:p>2600</text:p>
          </table:table-cell>
          <table:table-cell table:formula="of:=IF([.E4]=[.D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2" office:value-type="float" office:value="411" calcext:value-type="float">
            <text:p>411</text:p>
          </table:table-cell>
          <table:table-cell table:formula="of:=IF([.E5]=[.D5];1;0)" office:value-type="float" office:value="1" calcext:value-type="float">
            <text:p>1</text:p>
          </table:table-cell>
          <table:table-cell table:formula="of:=IF([.D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6]=[.D6];1;0)" office:value-type="float" office:value="1" calcext:value-type="float">
            <text:p>1</text:p>
          </table:table-cell>
          <table:table-cell table:formula="of:=IF([.D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7]-[.$K$1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E7]=[.D7];1;0)" office:value-type="float" office:value="1" calcext:value-type="float">
            <text:p>1</text:p>
          </table:table-cell>
          <table:table-cell table:formula="of:=IF([.D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8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8]=[.D8];1;0)" office:value-type="float" office:value="0" calcext:value-type="float">
            <text:p>0</text:p>
          </table:table-cell>
          <table:table-cell table:formula="of:=IF([.D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9]-[.$K$1]" office:value-type="float" office:value="122" calcext:value-type="float">
            <text:p>122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IF([.E9]=[.D9];1;0)" office:value-type="float" office:value="1" calcext:value-type="float">
            <text:p>1</text:p>
          </table:table-cell>
          <table:table-cell table:formula="of:=IF([.D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0]-[.$K$1]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[.E10]=[.D10];1;0)" office:value-type="float" office:value="0" calcext:value-type="float">
            <text:p>0</text:p>
          </table:table-cell>
          <table:table-cell table:formula="of:=IF([.D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1]-[.$K$1]" office:value-type="float" office:value="254" calcext:value-type="float">
            <text:p>254</text:p>
          </table:table-cell>
          <table:table-cell table:number-columns-repeated="2" office:value-type="float" office:value="254" calcext:value-type="float">
            <text:p>254</text:p>
          </table:table-cell>
          <table:table-cell table:formula="of:=IF([.E11]=[.D11];1;0)" office:value-type="float" office:value="1" calcext:value-type="float">
            <text:p>1</text:p>
          </table:table-cell>
          <table:table-cell table:formula="of:=IF([.D1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2]-[.$K$1]" office:value-type="float" office:value="154" calcext:value-type="float">
            <text:p>154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IF([.E12]=[.D12];1;0)" office:value-type="float" office:value="1" calcext:value-type="float">
            <text:p>1</text:p>
          </table:table-cell>
          <table:table-cell table:formula="of:=IF([.D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3]-[.$K$1]" office:value-type="float" office:value="978" calcext:value-type="float">
            <text:p>978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IF([.E13]=[.D13];1;0)" office:value-type="float" office:value="0" calcext:value-type="float">
            <text:p>0</text:p>
          </table:table-cell>
          <table:table-cell table:formula="of:=IF([.D1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4]-[.$K$1]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IF([.E14]=[.D14];1;0)" office:value-type="float" office:value="0" calcext:value-type="float">
            <text:p>0</text:p>
          </table:table-cell>
          <table:table-cell table:formula="of:=IF([.D1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5]-[.$K$1]" office:value-type="float" office:value="547" calcext:value-type="float">
            <text:p>547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IF([.E15]=[.D15];1;0)" office:value-type="float" office:value="0" calcext:value-type="float">
            <text:p>0</text:p>
          </table:table-cell>
          <table:table-cell table:formula="of:=IF([.D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16]-[.$K$1]" office:value-type="float" office:value="93" calcext:value-type="float">
            <text:p>93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[.E16]=[.D16];1;0)" office:value-type="float" office:value="1" calcext:value-type="float">
            <text:p>1</text:p>
          </table:table-cell>
          <table:table-cell table:formula="of:=IF([.D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17]-[.$K$1]" office:value-type="float" office:value="53" calcext:value-type="float">
            <text:p>53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IF([.E17]=[.D17];1;0)" office:value-type="float" office:value="1" calcext:value-type="float">
            <text:p>1</text:p>
          </table:table-cell>
          <table:table-cell table:formula="of:=IF([.D1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18]-[.$K$1]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IF([.E18]=[.D18];1;0)" office:value-type="float" office:value="0" calcext:value-type="float">
            <text:p>0</text:p>
          </table:table-cell>
          <table:table-cell table:formula="of:=IF([.D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19]-[.$K$1]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IF([.E19]=[.D19];1;0)" office:value-type="float" office:value="0" calcext:value-type="float">
            <text:p>0</text:p>
          </table:table-cell>
          <table:table-cell table:formula="of:=IF([.D1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0]-[.$K$1]" office:value-type="float" office:value="2227" calcext:value-type="float">
            <text:p>2227</text:p>
          </table:table-cell>
          <table:table-cell office:value-type="float" office:value="2227" calcext:value-type="float">
            <text:p>2227</text:p>
          </table:table-cell>
          <table:table-cell/>
          <table:table-cell table:formula="of:=IF([.E20]=[.D20];1;0)" office:value-type="float" office:value="0" calcext:value-type="float">
            <text:p>0</text:p>
          </table:table-cell>
          <table:table-cell table:formula="of:=IF([.D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1]-[.$K$1]" office:value-type="float" office:value="744" calcext:value-type="float">
            <text:p>744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IF([.E21]=[.D21];1;0)" office:value-type="float" office:value="0" calcext:value-type="float">
            <text:p>0</text:p>
          </table:table-cell>
          <table:table-cell table:formula="of:=IF([.D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22]=[.D22];1;0)" office:value-type="float" office:value="1" calcext:value-type="float">
            <text:p>1</text:p>
          </table:table-cell>
          <table:table-cell table:formula="of:=IF([.D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3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23]=[.D23];1;0)" office:value-type="float" office:value="0" calcext:value-type="float">
            <text:p>0</text:p>
          </table:table-cell>
          <table:table-cell table:formula="of:=IF([.D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4]-[.$K$1]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IF([.E24]=[.D24];1;0)" office:value-type="float" office:value="0" calcext:value-type="float">
            <text:p>0</text:p>
          </table:table-cell>
          <table:table-cell table:formula="of:=IF([.D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25]-[.$K$1]" office:value-type="float" office:value="79" calcext:value-type="float">
            <text:p>79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IF([.E25]=[.D25];1;0)" office:value-type="float" office:value="1" calcext:value-type="float">
            <text:p>1</text:p>
          </table:table-cell>
          <table:table-cell table:formula="of:=IF([.D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26]-[.$K$1]" office:value-type="float" office:value="91" calcext:value-type="float">
            <text:p>91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E26]=[.D26];1;0)" office:value-type="float" office:value="1" calcext:value-type="float">
            <text:p>1</text:p>
          </table:table-cell>
          <table:table-cell table:formula="of:=IF([.D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27]-[.$K$1]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E27]=[.D27];1;0)" office:value-type="float" office:value="1" calcext:value-type="float">
            <text:p>1</text:p>
          </table:table-cell>
          <table:table-cell table:formula="of:=IF([.D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28]-[.$K$1]" office:value-type="float" office:value="76" calcext:value-type="float">
            <text:p>76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IF([.E28]=[.D28];1;0)" office:value-type="float" office:value="1" calcext:value-type="float">
            <text:p>1</text:p>
          </table:table-cell>
          <table:table-cell table:formula="of:=IF([.D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29]-[.$K$1]" office:value-type="float" office:value="86" calcext:value-type="float">
            <text:p>86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IF([.E29]=[.D29];1;0)" office:value-type="float" office:value="1" calcext:value-type="float">
            <text:p>1</text:p>
          </table:table-cell>
          <table:table-cell table:formula="of:=IF([.D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0]-[.$K$1]" office:value-type="float" office:value="289" calcext:value-type="float">
            <text:p>289</text:p>
          </table:table-cell>
          <table:table-cell table:number-columns-repeated="2" office:value-type="float" office:value="289" calcext:value-type="float">
            <text:p>289</text:p>
          </table:table-cell>
          <table:table-cell table:formula="of:=IF([.E30]=[.D30];1;0)" office:value-type="float" office:value="1" calcext:value-type="float">
            <text:p>1</text:p>
          </table:table-cell>
          <table:table-cell table:formula="of:=IF([.D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1]-[.$K$1]" office:value-type="float" office:value="506" calcext:value-type="float">
            <text:p>506</text:p>
          </table:table-cell>
          <table:table-cell table:number-columns-repeated="2" office:value-type="float" office:value="506" calcext:value-type="float">
            <text:p>506</text:p>
          </table:table-cell>
          <table:table-cell table:formula="of:=IF([.E31]=[.D31];1;0)" office:value-type="float" office:value="1" calcext:value-type="float">
            <text:p>1</text:p>
          </table:table-cell>
          <table:table-cell table:formula="of:=IF([.D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2]-[.$K$1]" office:value-type="float" office:value="358" calcext:value-type="float">
            <text:p>358</text:p>
          </table:table-cell>
          <table:table-cell table:number-columns-repeated="2" office:value-type="float" office:value="358" calcext:value-type="float">
            <text:p>358</text:p>
          </table:table-cell>
          <table:table-cell table:formula="of:=IF([.E32]=[.D32];1;0)" office:value-type="float" office:value="1" calcext:value-type="float">
            <text:p>1</text:p>
          </table:table-cell>
          <table:table-cell table:formula="of:=IF([.D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3]-[.$K$1]" office:value-type="float" office:value="124" calcext:value-type="float">
            <text:p>124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IF([.E33]=[.D33];1;0)" office:value-type="float" office:value="1" calcext:value-type="float">
            <text:p>1</text:p>
          </table:table-cell>
          <table:table-cell table:formula="of:=IF([.D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34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34]=[.D34];1;0)" office:value-type="float" office:value="1" calcext:value-type="float">
            <text:p>1</text:p>
          </table:table-cell>
          <table:table-cell table:formula="of:=IF([.D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35]-[.$K$1]" office:value-type="float" office:value="266" calcext:value-type="float">
            <text:p>266</text:p>
          </table:table-cell>
          <table:table-cell office:value-type="float" office:value="266" calcext:value-type="float">
            <text:p>266</text:p>
          </table:table-cell>
          <table:table-cell/>
          <table:table-cell table:formula="of:=IF([.E35]=[.D35];1;0)" office:value-type="float" office:value="0" calcext:value-type="float">
            <text:p>0</text:p>
          </table:table-cell>
          <table:table-cell table:formula="of:=IF([.D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36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36]=[.D36];1;0)" office:value-type="float" office:value="1" calcext:value-type="float">
            <text:p>1</text:p>
          </table:table-cell>
          <table:table-cell table:formula="of:=IF([.D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37]-[.$K$1]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/>
          <table:table-cell table:formula="of:=IF([.E37]=[.D37];1;0)" office:value-type="float" office:value="0" calcext:value-type="float">
            <text:p>0</text:p>
          </table:table-cell>
          <table:table-cell table:formula="of:=IF([.D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38]-[.$K$1]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/>
          <table:table-cell table:formula="of:=IF([.E38]=[.D38];1;0)" office:value-type="float" office:value="0" calcext:value-type="float">
            <text:p>0</text:p>
          </table:table-cell>
          <table:table-cell table:formula="of:=IF([.D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39]-[.$K$1]" office:value-type="float" office:value="163" calcext:value-type="float">
            <text:p>163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IF([.E39]=[.D39];1;0)" office:value-type="float" office:value="0" calcext:value-type="float">
            <text:p>0</text:p>
          </table:table-cell>
          <table:table-cell table:formula="of:=IF([.D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0]-[.$K$1]" office:value-type="float" office:value="142" calcext:value-type="float">
            <text:p>142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IF([.E40]=[.D40];1;0)" office:value-type="float" office:value="0" calcext:value-type="float">
            <text:p>0</text:p>
          </table:table-cell>
          <table:table-cell table:formula="of:=IF([.D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1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41]=[.D41];1;0)" office:value-type="float" office:value="0" calcext:value-type="float">
            <text:p>0</text:p>
          </table:table-cell>
          <table:table-cell table:formula="of:=IF([.D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2]-[.$K$1]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IF([.E42]=[.D42];1;0)" office:value-type="float" office:value="1" calcext:value-type="float">
            <text:p>1</text:p>
          </table:table-cell>
          <table:table-cell table:formula="of:=IF([.D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3]-[.$K$1]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([.E43]=[.D43];1;0)" office:value-type="float" office:value="1" calcext:value-type="float">
            <text:p>1</text:p>
          </table:table-cell>
          <table:table-cell table:formula="of:=IF([.D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44]-[.$K$1]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/>
          <table:table-cell table:formula="of:=IF([.E44]=[.D44];1;0)" office:value-type="float" office:value="0" calcext:value-type="float">
            <text:p>0</text:p>
          </table:table-cell>
          <table:table-cell table:formula="of:=IF([.D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45]-[.$K$1]" office:value-type="float" office:value="202" calcext:value-type="float">
            <text:p>202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IF([.E45]=[.D45];1;0)" office:value-type="float" office:value="0" calcext:value-type="float">
            <text:p>0</text:p>
          </table:table-cell>
          <table:table-cell table:formula="of:=IF([.D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46]-[.$K$1]" office:value-type="float" office:value="137" calcext:value-type="float">
            <text:p>137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IF([.E46]=[.D46];1;0)" office:value-type="float" office:value="0" calcext:value-type="float">
            <text:p>0</text:p>
          </table:table-cell>
          <table:table-cell table:formula="of:=IF([.D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47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47]=[.D47];1;0)" office:value-type="float" office:value="1" calcext:value-type="float">
            <text:p>1</text:p>
          </table:table-cell>
          <table:table-cell table:formula="of:=IF([.D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48]-[.$K$1]" office:value-type="float" office:value="96" calcext:value-type="float">
            <text:p>96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IF([.E48]=[.D48];1;0)" office:value-type="float" office:value="1" calcext:value-type="float">
            <text:p>1</text:p>
          </table:table-cell>
          <table:table-cell table:formula="of:=IF([.D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49]-[.$K$1]" office:value-type="float" office:value="207" calcext:value-type="float">
            <text:p>207</text:p>
          </table:table-cell>
          <table:table-cell table:number-columns-repeated="2" office:value-type="float" office:value="207" calcext:value-type="float">
            <text:p>207</text:p>
          </table:table-cell>
          <table:table-cell table:formula="of:=IF([.E49]=[.D49];1;0)" office:value-type="float" office:value="1" calcext:value-type="float">
            <text:p>1</text:p>
          </table:table-cell>
          <table:table-cell table:formula="of:=IF([.D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0]-[.$K$1]" office:value-type="float" office:value="180" calcext:value-type="float">
            <text:p>180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IF([.E50]=[.D50];1;0)" office:value-type="float" office:value="0" calcext:value-type="float">
            <text:p>0</text:p>
          </table:table-cell>
          <table:table-cell table:formula="of:=IF([.D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1]-[.$K$1]" office:value-type="float" office:value="641" calcext:value-type="float">
            <text:p>641</text:p>
          </table:table-cell>
          <table:table-cell office:value-type="float" office:value="641" calcext:value-type="float">
            <text:p>641</text:p>
          </table:table-cell>
          <table:table-cell/>
          <table:table-cell table:formula="of:=IF([.E51]=[.D51];1;0)" office:value-type="float" office:value="0" calcext:value-type="float">
            <text:p>0</text:p>
          </table:table-cell>
          <table:table-cell table:formula="of:=IF([.D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2]-[.$K$1]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IF([.E52]=[.D52];1;0)" office:value-type="float" office:value="0" calcext:value-type="float">
            <text:p>0</text:p>
          </table:table-cell>
          <table:table-cell table:formula="of:=IF([.D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3]-[.$K$1]" office:value-type="float" office:value="217" calcext:value-type="float">
            <text:p>2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IF([.E53]=[.D53];1;0)" office:value-type="float" office:value="0" calcext:value-type="float">
            <text:p>0</text:p>
          </table:table-cell>
          <table:table-cell table:formula="of:=IF([.D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54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54]=[.D54];1;0)" office:value-type="float" office:value="1" calcext:value-type="float">
            <text:p>1</text:p>
          </table:table-cell>
          <table:table-cell table:formula="of:=IF([.D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55]-[.$K$1]" office:value-type="float" office:value="173" calcext:value-type="float">
            <text:p>173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IF([.E55]=[.D55];1;0)" office:value-type="float" office:value="0" calcext:value-type="float">
            <text:p>0</text:p>
          </table:table-cell>
          <table:table-cell table:formula="of:=IF([.D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56]-[.$K$1]" office:value-type="float" office:value="183" calcext:value-type="float">
            <text:p>183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IF([.E56]=[.D56];1;0)" office:value-type="float" office:value="0" calcext:value-type="float">
            <text:p>0</text:p>
          </table:table-cell>
          <table:table-cell table:formula="of:=IF([.D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57]-[.$K$1]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IF([.E57]=[.D57];1;0)" office:value-type="float" office:value="0" calcext:value-type="float">
            <text:p>0</text:p>
          </table:table-cell>
          <table:table-cell table:formula="of:=IF([.D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58]-[.$K$1]" office:value-type="float" office:value="765" calcext:value-type="float">
            <text:p>765</text:p>
          </table:table-cell>
          <table:table-cell office:value-type="float" office:value="765" calcext:value-type="float">
            <text:p>765</text:p>
          </table:table-cell>
          <table:table-cell/>
          <table:table-cell table:formula="of:=IF([.E58]=[.D58];1;0)" office:value-type="float" office:value="0" calcext:value-type="float">
            <text:p>0</text:p>
          </table:table-cell>
          <table:table-cell table:formula="of:=IF([.D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59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59]=[.D59];1;0)" office:value-type="float" office:value="1" calcext:value-type="float">
            <text:p>1</text:p>
          </table:table-cell>
          <table:table-cell table:formula="of:=IF([.D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0]-[.$K$1]" office:value-type="float" office:value="69" calcext:value-type="float">
            <text:p>69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[.E60]=[.D60];1;0)" office:value-type="float" office:value="1" calcext:value-type="float">
            <text:p>1</text:p>
          </table:table-cell>
          <table:table-cell table:formula="of:=IF([.D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1]-[.$K$1]" office:value-type="float" office:value="111" calcext:value-type="float">
            <text:p>111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IF([.E61]=[.D61];1;0)" office:value-type="float" office:value="1" calcext:value-type="float">
            <text:p>1</text:p>
          </table:table-cell>
          <table:table-cell table:formula="of:=IF([.D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2]-[.$K$1]" office:value-type="float" office:value="342" calcext:value-type="float">
            <text:p>342</text:p>
          </table:table-cell>
          <table:table-cell table:number-columns-repeated="2" office:value-type="float" office:value="342" calcext:value-type="float">
            <text:p>342</text:p>
          </table:table-cell>
          <table:table-cell table:formula="of:=IF([.E62]=[.D62];1;0)" office:value-type="float" office:value="1" calcext:value-type="float">
            <text:p>1</text:p>
          </table:table-cell>
          <table:table-cell table:formula="of:=IF([.D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63]-[.$K$1]" office:value-type="float" office:value="1111" calcext:value-type="float">
            <text:p>1111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IF([.E63]=[.D63];1;0)" office:value-type="float" office:value="0" calcext:value-type="float">
            <text:p>0</text:p>
          </table:table-cell>
          <table:table-cell table:formula="of:=IF([.D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64]-[.$K$1]" office:value-type="float" office:value="604" calcext:value-type="float">
            <text:p>604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IF([.E64]=[.D64];1;0)" office:value-type="float" office:value="0" calcext:value-type="float">
            <text:p>0</text:p>
          </table:table-cell>
          <table:table-cell table:formula="of:=IF([.D6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65]-[.$K$1]" office:value-type="float" office:value="73" calcext:value-type="float">
            <text:p>73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IF([.E65]=[.D65];1;0)" office:value-type="float" office:value="1" calcext:value-type="float">
            <text:p>1</text:p>
          </table:table-cell>
          <table:table-cell table:formula="of:=IF([.D6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66]-[.$K$1]" office:value-type="float" office:value="193" calcext:value-type="float">
            <text:p>193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IF([.E66]=[.D66];1;0)" office:value-type="float" office:value="0" calcext:value-type="float">
            <text:p>0</text:p>
          </table:table-cell>
          <table:table-cell table:formula="of:=IF([.D6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67]-[.$K$1]" office:value-type="float" office:value="60" calcext:value-type="float">
            <text:p>6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E67]=[.D67];1;0)" office:value-type="float" office:value="1" calcext:value-type="float">
            <text:p>1</text:p>
          </table:table-cell>
          <table:table-cell table:formula="of:=IF([.D6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68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68]=[.D68];1;0)" office:value-type="float" office:value="1" calcext:value-type="float">
            <text:p>1</text:p>
          </table:table-cell>
          <table:table-cell table:formula="of:=IF([.D6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69]-[.$K$1]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IF([.E69]=[.D69];1;0)" office:value-type="float" office:value="1" calcext:value-type="float">
            <text:p>1</text:p>
          </table:table-cell>
          <table:table-cell table:formula="of:=IF([.D6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0]-[.$K$1]" office:value-type="float" office:value="182" calcext:value-type="float">
            <text:p>182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IF([.E70]=[.D70];1;0)" office:value-type="float" office:value="0" calcext:value-type="float">
            <text:p>0</text:p>
          </table:table-cell>
          <table:table-cell table:formula="of:=IF([.D7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1]-[.$K$1]" office:value-type="float" office:value="221" calcext:value-type="float">
            <text:p>221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IF([.E71]=[.D71];1;0)" office:value-type="float" office:value="0" calcext:value-type="float">
            <text:p>0</text:p>
          </table:table-cell>
          <table:table-cell table:formula="of:=IF([.D7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2]-[.$K$1]" office:value-type="float" office:value="386" calcext:value-type="float">
            <text:p>386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IF([.E72]=[.D72];1;0)" office:value-type="float" office:value="0" calcext:value-type="float">
            <text:p>0</text:p>
          </table:table-cell>
          <table:table-cell table:formula="of:=IF([.D7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73]-[.$K$1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IF([.E73]=[.D73];1;0)" office:value-type="float" office:value="0" calcext:value-type="float">
            <text:p>0</text:p>
          </table:table-cell>
          <table:table-cell table:formula="of:=IF([.D7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74]-[.$K$1]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IF([.E74]=[.D74];1;0)" office:value-type="float" office:value="0" calcext:value-type="float">
            <text:p>0</text:p>
          </table:table-cell>
          <table:table-cell table:formula="of:=IF([.D7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75]-[.$K$1]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IF([.E75]=[.D75];1;0)" office:value-type="float" office:value="0" calcext:value-type="float">
            <text:p>0</text:p>
          </table:table-cell>
          <table:table-cell table:formula="of:=IF([.D7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76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76]=[.D76];1;0)" office:value-type="float" office:value="1" calcext:value-type="float">
            <text:p>1</text:p>
          </table:table-cell>
          <table:table-cell table:formula="of:=IF([.D7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77]-[.$K$1]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[.E77]=[.D77];1;0)" office:value-type="float" office:value="1" calcext:value-type="float">
            <text:p>1</text:p>
          </table:table-cell>
          <table:table-cell table:formula="of:=IF([.D7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78]-[.$K$1]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IF([.E78]=[.D78];1;0)" office:value-type="float" office:value="1" calcext:value-type="float">
            <text:p>1</text:p>
          </table:table-cell>
          <table:table-cell table:formula="of:=IF([.D7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79]-[.$K$1]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E79]=[.D79];1;0)" office:value-type="float" office:value="1" calcext:value-type="float">
            <text:p>1</text:p>
          </table:table-cell>
          <table:table-cell table:formula="of:=IF([.D7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0]-[.$K$1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0]=[.D80];1;0)" office:value-type="float" office:value="0" calcext:value-type="float">
            <text:p>0</text:p>
          </table:table-cell>
          <table:table-cell table:formula="of:=IF([.D8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1]-[.$K$1]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1]=[.D81];1;0)" office:value-type="float" office:value="0" calcext:value-type="float">
            <text:p>0</text:p>
          </table:table-cell>
          <table:table-cell table:formula="of:=IF([.D8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82]-[.$K$1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2]=[.D82];1;0)" office:value-type="float" office:value="0" calcext:value-type="float">
            <text:p>0</text:p>
          </table:table-cell>
          <table:table-cell table:formula="of:=IF([.D8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83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3]=[.D83];1;0)" office:value-type="float" office:value="0" calcext:value-type="float">
            <text:p>0</text:p>
          </table:table-cell>
          <table:table-cell table:formula="of:=IF([.D8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84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4]=[.D84];1;0)" office:value-type="float" office:value="0" calcext:value-type="float">
            <text:p>0</text:p>
          </table:table-cell>
          <table:table-cell table:formula="of:=IF([.D8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85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5]=[.D85];1;0)" office:value-type="float" office:value="0" calcext:value-type="float">
            <text:p>0</text:p>
          </table:table-cell>
          <table:table-cell table:formula="of:=IF([.D8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86]-[.$K$1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6]=[.D86];1;0)" office:value-type="float" office:value="0" calcext:value-type="float">
            <text:p>0</text:p>
          </table:table-cell>
          <table:table-cell table:formula="of:=IF([.D8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87]-[.$K$1]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7]=[.D87];1;0)" office:value-type="float" office:value="0" calcext:value-type="float">
            <text:p>0</text:p>
          </table:table-cell>
          <table:table-cell table:formula="of:=IF([.D8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88]-[.$K$1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8]=[.D88];1;0)" office:value-type="float" office:value="0" calcext:value-type="float">
            <text:p>0</text:p>
          </table:table-cell>
          <table:table-cell table:formula="of:=IF([.D8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89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9]=[.D89];1;0)" office:value-type="float" office:value="0" calcext:value-type="float">
            <text:p>0</text:p>
          </table:table-cell>
          <table:table-cell table:formula="of:=IF([.D8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0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0]=[.D90];1;0)" office:value-type="float" office:value="0" calcext:value-type="float">
            <text:p>0</text:p>
          </table:table-cell>
          <table:table-cell table:formula="of:=IF([.D9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1]-[.$K$1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1]=[.D91];1;0)" office:value-type="float" office:value="0" calcext:value-type="float">
            <text:p>0</text:p>
          </table:table-cell>
          <table:table-cell table:formula="of:=IF([.D9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92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2]=[.D92];1;0)" office:value-type="float" office:value="0" calcext:value-type="float">
            <text:p>0</text:p>
          </table:table-cell>
          <table:table-cell table:formula="of:=IF([.D9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93]-[.$K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3]=[.D93];1;0)" office:value-type="float" office:value="0" calcext:value-type="float">
            <text:p>0</text:p>
          </table:table-cell>
          <table:table-cell table:formula="of:=IF([.D9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94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4]=[.D94];1;0)" office:value-type="float" office:value="0" calcext:value-type="float">
            <text:p>0</text:p>
          </table:table-cell>
          <table:table-cell table:formula="of:=IF([.D9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95]-[.$K$1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5]=[.D95];1;0)" office:value-type="float" office:value="0" calcext:value-type="float">
            <text:p>0</text:p>
          </table:table-cell>
          <table:table-cell table:formula="of:=IF([.D9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96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6]=[.D96];1;0)" office:value-type="float" office:value="0" calcext:value-type="float">
            <text:p>0</text:p>
          </table:table-cell>
          <table:table-cell table:formula="of:=IF([.D9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9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7]=[.D97];1;0)" office:value-type="float" office:value="0" calcext:value-type="float">
            <text:p>0</text:p>
          </table:table-cell>
          <table:table-cell table:formula="of:=IF([.D9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98]-[.$K$1]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8]=[.D98];1;0)" office:value-type="float" office:value="0" calcext:value-type="float">
            <text:p>0</text:p>
          </table:table-cell>
          <table:table-cell table:formula="of:=IF([.D9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99]-[.$K$1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9]=[.D99];1;0)" office:value-type="float" office:value="0" calcext:value-type="float">
            <text:p>0</text:p>
          </table:table-cell>
          <table:table-cell table:formula="of:=IF([.D9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0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0]=[.D100];1;0)" office:value-type="float" office:value="0" calcext:value-type="float">
            <text:p>0</text:p>
          </table:table-cell>
          <table:table-cell table:formula="of:=IF([.D10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1]-[.$K$1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1]=[.D101];1;0)" office:value-type="float" office:value="0" calcext:value-type="float">
            <text:p>0</text:p>
          </table:table-cell>
          <table:table-cell table:formula="of:=IF([.D10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02]-[.$K$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2]=[.D102];1;0)" office:value-type="float" office:value="0" calcext:value-type="float">
            <text:p>0</text:p>
          </table:table-cell>
          <table:table-cell table:formula="of:=IF([.D10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03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3]=[.D103];1;0)" office:value-type="float" office:value="0" calcext:value-type="float">
            <text:p>0</text:p>
          </table:table-cell>
          <table:table-cell table:formula="of:=IF([.D10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04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4]=[.D104];1;0)" office:value-type="float" office:value="0" calcext:value-type="float">
            <text:p>0</text:p>
          </table:table-cell>
          <table:table-cell table:formula="of:=IF([.D10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05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5]=[.D105];1;0)" office:value-type="float" office:value="0" calcext:value-type="float">
            <text:p>0</text:p>
          </table:table-cell>
          <table:table-cell table:formula="of:=IF([.D10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0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6]=[.D106];1;0)" office:value-type="float" office:value="0" calcext:value-type="float">
            <text:p>0</text:p>
          </table:table-cell>
          <table:table-cell table:formula="of:=IF([.D10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07]-[.$K$1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7]=[.D107];1;0)" office:value-type="float" office:value="0" calcext:value-type="float">
            <text:p>0</text:p>
          </table:table-cell>
          <table:table-cell table:formula="of:=IF([.D10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08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8]=[.D108];1;0)" office:value-type="float" office:value="0" calcext:value-type="float">
            <text:p>0</text:p>
          </table:table-cell>
          <table:table-cell table:formula="of:=IF([.D10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09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9]=[.D109];1;0)" office:value-type="float" office:value="0" calcext:value-type="float">
            <text:p>0</text:p>
          </table:table-cell>
          <table:table-cell table:formula="of:=IF([.D10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0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0]=[.D110];1;0)" office:value-type="float" office:value="0" calcext:value-type="float">
            <text:p>0</text:p>
          </table:table-cell>
          <table:table-cell table:formula="of:=IF([.D11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1]-[.$K$1]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1]=[.D111];1;0)" office:value-type="float" office:value="0" calcext:value-type="float">
            <text:p>0</text:p>
          </table:table-cell>
          <table:table-cell table:formula="of:=IF([.D11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12]-[.$K$1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2]=[.D112];1;0)" office:value-type="float" office:value="0" calcext:value-type="float">
            <text:p>0</text:p>
          </table:table-cell>
          <table:table-cell table:formula="of:=IF([.D11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13]-[.$K$1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3]=[.D113];1;0)" office:value-type="float" office:value="0" calcext:value-type="float">
            <text:p>0</text:p>
          </table:table-cell>
          <table:table-cell table:formula="of:=IF([.D11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14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4]=[.D114];1;0)" office:value-type="float" office:value="0" calcext:value-type="float">
            <text:p>0</text:p>
          </table:table-cell>
          <table:table-cell table:formula="of:=IF([.D11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15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5]=[.D115];1;0)" office:value-type="float" office:value="0" calcext:value-type="float">
            <text:p>0</text:p>
          </table:table-cell>
          <table:table-cell table:formula="of:=IF([.D11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1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6]=[.D116];1;0)" office:value-type="float" office:value="0" calcext:value-type="float">
            <text:p>0</text:p>
          </table:table-cell>
          <table:table-cell table:formula="of:=IF([.D11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1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7]=[.D117];1;0)" office:value-type="float" office:value="0" calcext:value-type="float">
            <text:p>0</text:p>
          </table:table-cell>
          <table:table-cell table:formula="of:=IF([.D11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18]-[.$K$1]" office:value-type="float" office:value="41" calcext:value-type="float">
            <text:p>4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D1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table:formula="of:=[.A119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9]=[.D119];1;0)" office:value-type="float" office:value="0" calcext:value-type="float">
            <text:p>0</text:p>
          </table:table-cell>
          <table:table-cell table:formula="of:=IF([.D11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0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120]=[.D120];1;0)" office:value-type="float" office:value="1" calcext:value-type="float">
            <text:p>1</text:p>
          </table:table-cell>
          <table:table-cell table:formula="of:=IF([.D1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21]-[.$K$1]" office:value-type="float" office:value="216" calcext:value-type="float">
            <text:p>216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IF([.E121]=[.D121];1;0)" office:value-type="float" office:value="0" calcext:value-type="float">
            <text:p>0</text:p>
          </table:table-cell>
          <table:table-cell table:formula="of:=IF([.D1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22]-[.$K$1]" office:value-type="float" office:value="408" calcext:value-type="float">
            <text:p>408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IF([.E122]=[.D122];1;0)" office:value-type="float" office:value="0" calcext:value-type="float">
            <text:p>0</text:p>
          </table:table-cell>
          <table:table-cell table:formula="of:=IF([.D1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23]-[.$K$1]" office:value-type="float" office:value="485" calcext:value-type="float">
            <text:p>485</text:p>
          </table:table-cell>
          <table:table-cell office:value-type="float" office:value="485" calcext:value-type="float">
            <text:p>485</text:p>
          </table:table-cell>
          <table:table-cell/>
          <table:table-cell table:formula="of:=IF([.E123]=[.D123];1;0)" office:value-type="float" office:value="0" calcext:value-type="float">
            <text:p>0</text:p>
          </table:table-cell>
          <table:table-cell table:formula="of:=IF([.D1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24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4]=[.D124];1;0)" office:value-type="float" office:value="0" calcext:value-type="float">
            <text:p>0</text:p>
          </table:table-cell>
          <table:table-cell table:formula="of:=IF([.D1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25]-[.$K$1]" office:value-type="float" office:value="347" calcext:value-type="float">
            <text:p>347</text:p>
          </table:table-cell>
          <table:table-cell office:value-type="float" office:value="347" calcext:value-type="float">
            <text:p>347</text:p>
          </table:table-cell>
          <table:table-cell/>
          <table:table-cell table:formula="of:=IF([.E125]=[.D125];1;0)" office:value-type="float" office:value="0" calcext:value-type="float">
            <text:p>0</text:p>
          </table:table-cell>
          <table:table-cell table:formula="of:=IF([.D1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26]-[.$K$1]" office:value-type="float" office:value="731" calcext:value-type="float">
            <text:p>731</text:p>
          </table:table-cell>
          <table:table-cell office:value-type="float" office:value="731" calcext:value-type="float">
            <text:p>731</text:p>
          </table:table-cell>
          <table:table-cell/>
          <table:table-cell table:formula="of:=IF([.E126]=[.D126];1;0)" office:value-type="float" office:value="0" calcext:value-type="float">
            <text:p>0</text:p>
          </table:table-cell>
          <table:table-cell table:formula="of:=IF([.D1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27]-[.$K$1]"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IF([.E127]=[.D127];1;0)" office:value-type="float" office:value="0" calcext:value-type="float">
            <text:p>0</text:p>
          </table:table-cell>
          <table:table-cell table:formula="of:=IF([.D1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28]-[.$K$1]" office:value-type="float" office:value="918" calcext:value-type="float">
            <text:p>918</text:p>
          </table:table-cell>
          <table:table-cell office:value-type="float" office:value="918" calcext:value-type="float">
            <text:p>918</text:p>
          </table:table-cell>
          <table:table-cell/>
          <table:table-cell table:formula="of:=IF([.E128]=[.D128];1;0)" office:value-type="float" office:value="0" calcext:value-type="float">
            <text:p>0</text:p>
          </table:table-cell>
          <table:table-cell table:formula="of:=IF([.D1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29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9]=[.D129];1;0)" office:value-type="float" office:value="0" calcext:value-type="float">
            <text:p>0</text:p>
          </table:table-cell>
          <table:table-cell table:formula="of:=IF([.D1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0]-[.$K$1]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IF([.E130]=[.D130];1;0)" office:value-type="float" office:value="0" calcext:value-type="float">
            <text:p>0</text:p>
          </table:table-cell>
          <table:table-cell table:formula="of:=IF([.D1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31]-[.$K$1]" office:value-type="float" office:value="529" calcext:value-type="float">
            <text:p>529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IF([.E131]=[.D131];1;0)" office:value-type="float" office:value="0" calcext:value-type="float">
            <text:p>0</text:p>
          </table:table-cell>
          <table:table-cell table:formula="of:=IF([.D1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32]-[.$K$1]" office:value-type="float" office:value="768" calcext:value-type="float">
            <text:p>768</text:p>
          </table:table-cell>
          <table:table-cell office:value-type="float" office:value="768" calcext:value-type="float">
            <text:p>768</text:p>
          </table:table-cell>
          <table:table-cell/>
          <table:table-cell table:formula="of:=IF([.E132]=[.D132];1;0)" office:value-type="float" office:value="0" calcext:value-type="float">
            <text:p>0</text:p>
          </table:table-cell>
          <table:table-cell table:formula="of:=IF([.D1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33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133]=[.D133];1;0)" office:value-type="float" office:value="1" calcext:value-type="float">
            <text:p>1</text:p>
          </table:table-cell>
          <table:table-cell table:formula="of:=IF([.D1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34]-[.$K$1]" office:value-type="float" office:value="704" calcext:value-type="float">
            <text:p>704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IF([.E134]=[.D134];1;0)" office:value-type="float" office:value="0" calcext:value-type="float">
            <text:p>0</text:p>
          </table:table-cell>
          <table:table-cell table:formula="of:=IF([.D1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35]-[.$K$1]" office:value-type="float" office:value="315" calcext:value-type="float">
            <text:p>315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IF([.E135]=[.D135];1;0)" office:value-type="float" office:value="0" calcext:value-type="float">
            <text:p>0</text:p>
          </table:table-cell>
          <table:table-cell table:formula="of:=IF([.D1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36]-[.$K$1]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IF([.E136]=[.D136];1;0)" office:value-type="float" office:value="0" calcext:value-type="float">
            <text:p>0</text:p>
          </table:table-cell>
          <table:table-cell table:formula="of:=IF([.D1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37]-[.$K$1]" office:value-type="float" office:value="726" calcext:value-type="float">
            <text:p>726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IF([.E137]=[.D137];1;0)" office:value-type="float" office:value="0" calcext:value-type="float">
            <text:p>0</text:p>
          </table:table-cell>
          <table:table-cell table:formula="of:=IF([.D1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38]-[.$K$1]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IF([.E138]=[.D138];1;0)" office:value-type="float" office:value="0" calcext:value-type="float">
            <text:p>0</text:p>
          </table:table-cell>
          <table:table-cell table:formula="of:=IF([.D1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39]-[.$K$1]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E139]=[.D139];1;0)" office:value-type="float" office:value="0" calcext:value-type="float">
            <text:p>0</text:p>
          </table:table-cell>
          <table:table-cell table:formula="of:=IF([.D1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0]-[.$K$1]" office:value-type="float" office:value="297" calcext:value-type="float">
            <text:p>29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IF([.E140]=[.D140];1;0)" office:value-type="float" office:value="0" calcext:value-type="float">
            <text:p>0</text:p>
          </table:table-cell>
          <table:table-cell table:formula="of:=IF([.D1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41]-[.$K$1]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IF([.E141]=[.D141];1;0)" office:value-type="float" office:value="0" calcext:value-type="float">
            <text:p>0</text:p>
          </table:table-cell>
          <table:table-cell table:formula="of:=IF([.D1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42]-[.$K$1]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IF([.E142]=[.D142];1;0)" office:value-type="float" office:value="0" calcext:value-type="float">
            <text:p>0</text:p>
          </table:table-cell>
          <table:table-cell table:formula="of:=IF([.D1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43]-[.$K$1]" office:value-type="float" office:value="1435" calcext:value-type="float">
            <text:p>1435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IF([.E143]=[.D143];1;0)" office:value-type="float" office:value="0" calcext:value-type="float">
            <text:p>0</text:p>
          </table:table-cell>
          <table:table-cell table:formula="of:=IF([.D1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44]-[.$K$1]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IF([.E144]=[.D144];1;0)" office:value-type="float" office:value="0" calcext:value-type="float">
            <text:p>0</text:p>
          </table:table-cell>
          <table:table-cell table:formula="of:=IF([.D1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45]-[.$K$1]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IF([.E145]=[.D145];1;0)" office:value-type="float" office:value="0" calcext:value-type="float">
            <text:p>0</text:p>
          </table:table-cell>
          <table:table-cell table:formula="of:=IF([.D1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46]-[.$K$1]" office:value-type="float" office:value="119" calcext:value-type="float">
            <text:p>119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IF([.E146]=[.D146];1;0)" office:value-type="float" office:value="1" calcext:value-type="float">
            <text:p>1</text:p>
          </table:table-cell>
          <table:table-cell table:formula="of:=IF([.D1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47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47]=[.D147];1;0)" office:value-type="float" office:value="0" calcext:value-type="float">
            <text:p>0</text:p>
          </table:table-cell>
          <table:table-cell table:formula="of:=IF([.D1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48]-[.$K$1]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IF([.E148]=[.D148];1;0)" office:value-type="float" office:value="0" calcext:value-type="float">
            <text:p>0</text:p>
          </table:table-cell>
          <table:table-cell table:formula="of:=IF([.D1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49]-[.$K$1]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IF([.E149]=[.D149];1;0)" office:value-type="float" office:value="0" calcext:value-type="float">
            <text:p>0</text:p>
          </table:table-cell>
          <table:table-cell table:formula="of:=IF([.D1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0]-[.$K$1]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IF([.E150]=[.D150];1;0)" office:value-type="float" office:value="0" calcext:value-type="float">
            <text:p>0</text:p>
          </table:table-cell>
          <table:table-cell table:formula="of:=IF([.D1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51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51]=[.D151];1;0)" office:value-type="float" office:value="0" calcext:value-type="float">
            <text:p>0</text:p>
          </table:table-cell>
          <table:table-cell table:formula="of:=IF([.D1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52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2]=[.D152];1;0)" office:value-type="float" office:value="1" calcext:value-type="float">
            <text:p>1</text:p>
          </table:table-cell>
          <table:table-cell table:formula="of:=IF([.D1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53]-[.$K$1]" office:value-type="float" office:value="105" calcext:value-type="float">
            <text:p>105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IF([.E153]=[.D153];1;0)" office:value-type="float" office:value="1" calcext:value-type="float">
            <text:p>1</text:p>
          </table:table-cell>
          <table:table-cell table:formula="of:=IF([.D1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54]-[.$K$1]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IF([.E154]=[.D154];1;0)" office:value-type="float" office:value="1" calcext:value-type="float">
            <text:p>1</text:p>
          </table:table-cell>
          <table:table-cell table:formula="of:=IF([.D1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55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155]=[.D155];1;0)" office:value-type="float" office:value="1" calcext:value-type="float">
            <text:p>1</text:p>
          </table:table-cell>
          <table:table-cell table:formula="of:=IF([.D1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56]-[.$K$1]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F([.E156]=[.D156];1;0)" office:value-type="float" office:value="1" calcext:value-type="float">
            <text:p>1</text:p>
          </table:table-cell>
          <table:table-cell table:formula="of:=IF([.D1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57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7]=[.D157];1;0)" office:value-type="float" office:value="1" calcext:value-type="float">
            <text:p>1</text:p>
          </table:table-cell>
          <table:table-cell table:formula="of:=IF([.D1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58]-[.$K$1]" office:value-type="float" office:value="26" calcext:value-type="float">
            <text:p>26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IF([.E158]=[.D158];1;0)" office:value-type="float" office:value="1" calcext:value-type="float">
            <text:p>1</text:p>
          </table:table-cell>
          <table:table-cell table:formula="of:=IF([.D1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59]-[.$K$1]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[.E159]=[.D159];1;0)" office:value-type="float" office:value="1" calcext:value-type="float">
            <text:p>1</text:p>
          </table:table-cell>
          <table:table-cell table:formula="of:=IF([.D1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6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160]=[.D160];1;0)" office:value-type="float" office:value="1" calcext:value-type="float">
            <text:p>1</text:p>
          </table:table-cell>
          <table:table-cell table:formula="of:=IF([.D1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61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161]=[.D161];1;0)" office:value-type="float" office:value="1" calcext:value-type="float">
            <text:p>1</text:p>
          </table:table-cell>
          <table:table-cell table:formula="of:=IF([.D1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62]-[.$K$1]" office:value-type="float" office:value="198" calcext:value-type="float">
            <text:p>198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IF([.E162]=[.D162];1;0)" office:value-type="float" office:value="1" calcext:value-type="float">
            <text:p>1</text:p>
          </table:table-cell>
          <table:table-cell table:formula="of:=IF([.D1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63]-[.$K$1]" office:value-type="float" office:value="141" calcext:value-type="float">
            <text:p>141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IF([.E163]=[.D163];1;0)" office:value-type="float" office:value="1" calcext:value-type="float">
            <text:p>1</text:p>
          </table:table-cell>
          <table:table-cell table:formula="of:=IF([.D1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e linhas</text:p>
          </table:table-cell>
          <table:table-cell/>
          <table:table-cell office:value-type="string" calcext:value-type="string">
            <text:p>total de linhas</text:p>
          </table:table-cell>
          <table:table-cell office:value-type="string" calcext:value-type="string">
            <text:p>Falta traduzir</text:p>
          </table:table-cell>
          <table:table-cell table:number-columns-repeated="2" office:value-type="string" calcext:value-type="string">
            <text:p>Traduzido</text:p>
          </table:table-cell>
          <table:table-cell office:value-type="string" calcext:value-type="string">
            <text:p>Total de arquivos para traduzir</text:p>
          </table:table-cell>
          <table:table-cell office:value-type="string" calcext:value-type="string">
            <text:p>Falta traduzir</text:p>
          </table:table-cell>
          <table:table-cell table:number-columns-repeated="4"/>
        </table:table-row>
        <table:table-row table:style-name="ro1">
          <table:table-cell table:formula="of:=(SUM([.A2:.A163]))" office:value-type="float" office:value="121776" calcext:value-type="float">
            <text:p>121776</text:p>
          </table:table-cell>
          <table:table-cell/>
          <table:table-cell table:formula="of:=(SUM([.C2:.C163]))" office:value-type="float" office:value="42882" calcext:value-type="float">
            <text:p>42882</text:p>
          </table:table-cell>
          <table:table-cell table:formula="of:=(SUM([.D2:.D163]))" office:value-type="float" office:value="36804" calcext:value-type="float">
            <text:p>36804</text:p>
          </table:table-cell>
          <table:table-cell table:formula="of:=(SUM([.E2:.E163]))" office:value-type="float" office:value="8238" calcext:value-type="float">
            <text:p>8238</text:p>
          </table:table-cell>
          <table:table-cell table:formula="of:=SUM([.F2:.F163])" office:value-type="float" office:value="57" calcext:value-type="float">
            <text:p>57</text:p>
          </table:table-cell>
          <table:table-cell table:formula="of:=SUM([.G2:.G163])" office:value-type="float" office:value="122" calcext:value-type="float">
            <text:p>122</text:p>
          </table:table-cell>
          <table:table-cell table:formula="of:=[.G165]-[.F165]"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165]-[.E165]" office:value-type="float" office:value="28566" calcext:value-type="float">
            <text:p>28566</text:p>
          </table:table-cell>
          <table:table-cell table:number-columns-repeated="7"/>
        </table:table-row>
      </table:table>
      <table:table table:name="Aquivos faltan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/>
          <table:table-cell table:formula="of:=COUNTA([.C2:.C67])" office:value-type="float" office:value="66" calcext:value-type="float">
            <text:p>66</text:p>
          </table:table-cell>
          <table:table-cell office:value-type="string" calcext:value-type="string">
            <text:p>total de arquivos faltantes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2]-[.$I$1]" office:value-type="float" office:value="130" calcext:value-type="float">
            <text:p>130</text:p>
          </table:table-cell>
          <table:table-cell/>
          <table:table-cell table:formula="of:=SUM([.C2:.C67])" office:value-type="float" office:value="28566" calcext:value-type="float">
            <text:p>28566</text:p>
          </table:table-cell>
          <table:table-cell office:value-type="string" calcext:value-type="string">
            <text:p>linhas faltantes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3]-[.$I$1]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4]-[.$I$1]" office:value-type="float" office:value="978" calcext:value-type="float">
            <text:p>978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5]-[.$I$1]"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6]-[.$I$1]" office:value-type="float" office:value="547" calcext:value-type="float">
            <text:p>547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7]-[.$I$1]"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8]-[.$I$1]"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9]-[.$I$1]" office:value-type="float" office:value="2227" calcext:value-type="float">
            <text:p>2227</text:p>
          </table:table-cell>
          <table:table-cell table:number-columns-repeated="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10]-[.$I$1]"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11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12]-[.$I$1]"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13]-[.$I$1]"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14]-[.$I$1]"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15]-[.$I$1]"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16]-[.$I$1]" office:value-type="float" office:value="163" calcext:value-type="float">
            <text:p>163</text:p>
          </table:table-cell>
          <table:table-cell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17]-[.$I$1]" office:value-type="float" office:value="142" calcext:value-type="float">
            <text:p>142</text:p>
          </table:table-cell>
          <table:table-cell table:number-columns-repeated="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18]-[.$I$1]"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19]-[.$I$1]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20]-[.$I$1]" office:value-type="float" office:value="202" calcext:value-type="float">
            <text:p>202</text:p>
          </table:table-cell>
          <table:table-cell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21]-[.$I$1]" office:value-type="float" office:value="137" calcext:value-type="float">
            <text:p>137</text:p>
          </table:table-cell>
          <table:table-cell table:number-columns-repeated="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22]-[.$I$1]"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23]-[.$I$1]"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24]-[.$I$1]"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25]-[.$I$1]" office:value-type="float" office:value="217" calcext:value-type="float">
            <text:p>217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26]-[.$I$1]" office:value-type="float" office:value="173" calcext:value-type="float">
            <text:p>173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27]-[.$I$1]" office:value-type="float" office:value="183" calcext:value-type="float">
            <text:p>183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28]-[.$I$1]"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29]-[.$I$1]" office:value-type="float" office:value="765" calcext:value-type="float">
            <text:p>765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30]-[.$I$1]" office:value-type="float" office:value="1111" calcext:value-type="float">
            <text:p>1111</text:p>
          </table:table-cell>
          <table:table-cell table:number-columns-repeated="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31]-[.$I$1]"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32]-[.$I$1]" office:value-type="float" office:value="193" calcext:value-type="float">
            <text:p>193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33]-[.$I$1]"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34]-[.$I$1]"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35]-[.$I$1]"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36]-[.$I$1]"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37]-[.$I$1]"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38]-[.$I$1]"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39]-[.$I$1]" office:value-type="float" office:value="216" calcext:value-type="float">
            <text:p>216</text:p>
          </table:table-cell>
          <table:table-cell table:number-columns-repeated="7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40]-[.$I$1]"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41]-[.$I$1]" office:value-type="float" office:value="485" calcext:value-type="float">
            <text:p>485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42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43]-[.$I$1]"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44]-[.$I$1]" office:value-type="float" office:value="731" calcext:value-type="float">
            <text:p>731</text:p>
          </table:table-cell>
          <table:table-cell table:number-columns-repeated="7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45]-[.$I$1]"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46]-[.$I$1]" office:value-type="float" office:value="918" calcext:value-type="float">
            <text:p>918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47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48]-[.$I$1]" office:value-type="float" office:value="1445" calcext:value-type="float">
            <text:p>144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49]-[.$I$1]"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50]-[.$I$1]" office:value-type="float" office:value="768" calcext:value-type="float">
            <text:p>768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51]-[.$I$1]"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52]-[.$I$1]"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53]-[.$I$1]"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54]-[.$I$1]"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55]-[.$I$1]"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56]-[.$I$1]"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57]-[.$I$1]"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58]-[.$I$1]"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59]-[.$I$1]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60]-[.$I$1]" office:value-type="float" office:value="1435" calcext:value-type="float">
            <text:p>1435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61]-[.$I$1]"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62]-[.$I$1]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63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64]-[.$I$1]"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65]-[.$I$1]"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66]-[.$I$1]"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67]-[.$I$1]" office:value-type="float" office:value="359" calcext:value-type="float">
            <text:p>359</text:p>
          </table:table-cell>
          <table:table-cell table:number-columns-repeated="7"/>
        </table:table-row>
      </table:table>
      <table:table table:name="Arquivo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tde linhas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qtde para traduzir</text:p>
          </table:table-cell>
          <table:table-cell table:number-columns-repeated="7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objects.inv</text:p>
          </table:table-cell>
          <table:table-cell table:formula="of:=[.A7]-[.$K$1]" office:value-type="float" office:value="-462" calcext:value-type="float">
            <text:p>-46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EADME.md</text:p>
          </table:table-cell>
          <table:table-cell table:formula="of:=[.A8]-[.$K$1]" office:value-type="float" office:value="-481" calcext:value-type="float">
            <text:p>-481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9]-[.$K$1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11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13]-[.$K$1]"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4]-[.$K$1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5]-[.$K$1]"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6]-[.$K$1]"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7]-[.$K$1]"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9]-[.$K$1]" office:value-type="float" office:value="547" calcext:value-type="float">
            <text:p>547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20]-[.$K$1]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21]-[.$K$1]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22]-[.$K$1]"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23]-[.$K$1]"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4]-[.$K$1]" office:value-type="float" office:value="2227" calcext:value-type="float">
            <text:p>2227</text:p>
          </table:table-cell>
          <table:table-cell table:number-columns-repeated="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5]-[.$K$1]" office:value-type="float" office:value="744" calcext:value-type="float">
            <text:p>744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6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28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9]-[.$K$1]"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30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31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32]-[.$K$1]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33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34]-[.$K$1]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35]-[.$K$1]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6]-[.$K$1]" office:value-type="float" office:value="289" calcext:value-type="float">
            <text:p>289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8]-[.$K$1]"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9]-[.$K$1]"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40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41]-[.$K$1]"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42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43]-[.$K$1]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44]-[.$K$1]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45]-[.$K$1]"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6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7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8]-[.$K$1]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9]-[.$K$1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50]-[.$K$1]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51]-[.$K$1]"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52]-[.$K$1]"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5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54]-[.$K$1]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55]-[.$K$1]"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6]-[.$K$1]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7]-[.$K$1]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9]-[.$K$1]"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60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62]-[.$K$1]"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63]-[.$K$1]"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64]-[.$K$1]"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65]-[.$K$1]" office:value-type="float" office:value="765" calcext:value-type="float">
            <text:p>765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66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7]-[.$K$1]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8]-[.$K$1]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9]-[.$K$1]"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70]-[.$K$1]" office:value-type="float" office:value="1111" calcext:value-type="float">
            <text:p>1111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71]-[.$K$1]" office:value-type="float" office:value="604" calcext:value-type="float">
            <text:p>604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72]-[.$K$1]"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73]-[.$K$1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74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75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76]-[.$K$1]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7]-[.$K$1]"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8]-[.$K$1]"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9]-[.$K$1]"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80]-[.$K$1]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81]-[.$K$1]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82]-[.$K$1]" office:value-type="float" office:value="557" calcext:value-type="float">
            <text:p>557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83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84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85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86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87]-[.$K$1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8]-[.$K$1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9]-[.$K$1]"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90]-[.$K$1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91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92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93]-[.$K$1]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94]-[.$K$1]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95]-[.$K$1]"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96]-[.$K$1]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97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8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9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100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101]-[.$K$1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102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103]-[.$K$1]"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104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10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106]-[.$K$1]"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107]-[.$K$1]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8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9]-[.$K$1]"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10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11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12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13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1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15]-[.$K$1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16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17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8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9]-[.$K$1]"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20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21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22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2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2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2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10.html</text:p>
          </table:table-cell>
          <table:table-cell table:formula="of:=[.A126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27]-[.$K$1]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8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30]-[.$K$1]"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31]-[.$K$1]"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32]-[.$K$1]"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33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34]-[.$K$1]" office:value-type="float" office:value="347" calcext:value-type="float">
            <text:p>347</text:p>
          </table:table-cell>
          <table:table-cell table:number-columns-repeated="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35]-[.$K$1]"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36]-[.$K$1]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37]-[.$K$1]"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38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9]-[.$K$1]" office:value-type="float" office:value="1445" calcext:value-type="float">
            <text:p>1445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40]-[.$K$1]" office:value-type="float" office:value="529" calcext:value-type="float">
            <text:p>529</text:p>
          </table:table-cell>
          <table:table-cell table:number-columns-repeated="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41]-[.$K$1]"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42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43]-[.$K$1]"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44]-[.$K$1]"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45]-[.$K$1]"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46]-[.$K$1]" office:value-type="float" office:value="726" calcext:value-type="float">
            <text:p>726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47]-[.$K$1]"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48]-[.$K$1]"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9]-[.$K$1]"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50]-[.$K$1]"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51]-[.$K$1]"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52]-[.$K$1]" office:value-type="float" office:value="1435" calcext:value-type="float">
            <text:p>1435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53]-[.$K$1]"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54]-[.$K$1]"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55]-[.$K$1]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56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57]-[.$K$1]"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58]-[.$K$1]"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9]-[.$K$1]"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60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62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63]-[.$K$1]"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64]-[.$K$1]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65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66]-[.$K$1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67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68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70]-[.$K$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71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72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73]-[.$K$1]"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74]-[.$K$1]"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formula="of:=(SUM([.A2:.A174]))" office:value-type="float" office:value="121779" calcext:value-type="float">
            <text:p>121779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Aquivos faltantes'.A1:'Aquivos faltantes'.C6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 style:data-style-name="N2" text:time-value="09:18:51.2517348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39:00.720964450</meta:creation-date>
    <dc:date>2017-06-09T09:21:16.240765881</dc:date>
    <meta:editing-duration>PT6H46M10S</meta:editing-duration>
    <meta:editing-cycles>46</meta:editing-cycles>
    <meta:generator>LibreOffice/4.3.3.2$Linux_X86_64 LibreOffice_project/430m0$Build-2</meta:generator>
    <dc:creator>Marcelo Diniz</dc:creator>
    <meta:document-statistic meta:table-count="3" meta:cell-count="180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314004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332cm" svg:y="0.316cm" chart:style-name="ch2">
          <text:p>Tradução por quantidade de arquivos</text:p>
        </chart:title>
        <chart:legend chart:legend-position="end" svg:x="13.234cm" svg:y="3.952cm" style:legend-expansion="high" chart:style-name="ch3"/>
        <chart:plot-area chart:style-name="ch4" table:cell-range-address="Cálculos.H164:Cálculos.H165 Cálculos.F164:Cálculos.F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H164:Cálculos.H164 Cálculos.F164:Cálculos.F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H165:Cálculos.H165 Cálculos.F165:Cálculos.F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H164:Cálculos.H164 Cálculos.F164:Cálculos.F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5">
                <text:p>65</text:p>
                <draw:g>
                  <svg:desc>Cálculos.H165:Cálculos.H165 Cálculos.F165:Cálculos.F165</svg:desc>
                </draw:g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  <style:text-properties fo:color="#ffffff"/>
    </style:style>
    <style:style style:name="ch10" style:family="chart">
      <style:chart-properties chart:solid-type="cuboid"/>
      <style:graphic-properties draw:fill-color="#004586"/>
      <style:text-properties fo:color="#ffff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583cm" svg:y="0.316cm" chart:style-name="ch2">
          <text:p>Tradução por quantidade de linhas</text:p>
        </chart:title>
        <chart:legend chart:legend-position="end" svg:x="13.234cm" svg:y="3.952cm" style:legend-expansion="high" chart:style-name="ch3"/>
        <chart:plot-area chart:style-name="ch4" table:cell-range-address="Cálculos.D164:Cálculos.E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D164:Cálculos.E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D165:Cálculos.E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D164:Cálculos.E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>Linha 165</text:p>
                <draw:g>
                  <svg:desc/>
                </draw:g>
              </table:table-cell>
              <table:table-cell office:value-type="float" office:value="36804">
                <text:p>36804</text:p>
                <draw:g>
                  <svg:desc>Cálculos.D165:Cálculos.E165</svg:desc>
                </draw:g>
              </table:table-cell>
              <table:table-cell office:value-type="float" office:value="8238">
                <text:p>82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